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ltered" table:style-name="ta1">
        <table:shapes>
          <draw:frame draw:z-index="0" draw:style-name="gr1" draw:text-style-name="P1" svg:width="171.23mm" svg:height="96.57mm" svg:x="108.94mm" svg:y="25.5mm">
            <loext:p draw:notify-on-update-of-ranges="filtered.E1:filtered.E1 filtered.E2:filtered.E5 filtered.F1:filtered.F1 filtered.F2:filtered.F5 filtered.G1:filtered.G1 filtered.G2:filtered.G5 filtered.H1:filtered.H1 filtered.H2:filtered.H5 filtered.I1:filtered.I1 filtered.I2:filtered.I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3pixeldeath</text:p>
          </table:table-cell>
          <table:table-cell office:value-type="float" office:value="0.431264" calcext:value-type="float">
            <text:p>0.431264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UDA Surface</text:p>
          </table:table-cell>
          <table:table-cell office:value-type="string" calcext:value-type="string">
            <text:p>CUDA Global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Serial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hamlet</text:p>
          </table:table-cell>
          <table:table-cell office:value-type="float" office:value="8.43989" calcext:value-type="float">
            <text:p>8.43989</text:p>
          </table:table-cell>
          <table:table-cell/>
          <table:table-cell office:value-type="string" calcext:value-type="string">
            <text:p>hamlet</text:p>
          </table:table-cell>
          <table:table-cell office:value-type="float" office:value="8.43989" calcext:value-type="float">
            <text:p>8.43989</text:p>
          </table:table-cell>
          <table:table-cell office:value-type="float" office:value="8.94265" calcext:value-type="float">
            <text:p>8.94265</text:p>
          </table:table-cell>
          <table:table-cell office:value-type="float" office:value="15.4219" calcext:value-type="float">
            <text:p>15.4219</text:p>
          </table:table-cell>
          <table:table-cell office:value-type="float" office:value="8.81821" calcext:value-type="float">
            <text:p>8.81821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finger</text:p>
          </table:table-cell>
          <table:table-cell office:value-type="float" office:value="0.980502" calcext:value-type="float">
            <text:p>0.980502</text:p>
          </table:table-cell>
          <table:table-cell/>
          <table:table-cell office:value-type="string" calcext:value-type="string">
            <text:p>finger</text:p>
          </table:table-cell>
          <table:table-cell office:value-type="float" office:value="0.980502" calcext:value-type="float">
            <text:p>0.980502</text:p>
          </table:table-cell>
          <table:table-cell office:value-type="float" office:value="0.82728" calcext:value-type="float">
            <text:p>0.82728</text:p>
          </table:table-cell>
          <table:table-cell office:value-type="float" office:value="1.14751" calcext:value-type="float">
            <text:p>1.14751</text:p>
          </table:table-cell>
          <table:table-cell office:value-type="float" office:value="0.819354" calcext:value-type="float">
            <text:p>0.819354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hard-maze</text:p>
          </table:table-cell>
          <table:table-cell office:value-type="float" office:value="2.42148" calcext:value-type="float">
            <text:p>2.42148</text:p>
          </table:table-cell>
          <table:table-cell/>
          <table:table-cell office:value-type="string" calcext:value-type="string">
            <text:p>hard-maze</text:p>
          </table:table-cell>
          <table:table-cell office:value-type="float" office:value="2.42148" calcext:value-type="float">
            <text:p>2.42148</text:p>
          </table:table-cell>
          <table:table-cell office:value-type="float" office:value="2.04429" calcext:value-type="float">
            <text:p>2.04429</text:p>
          </table:table-cell>
          <table:table-cell office:value-type="float" office:value="6.09884" calcext:value-type="float">
            <text:p>6.09884</text:p>
          </table:table-cell>
          <table:table-cell office:value-type="float" office:value="5.27271" calcext:value-type="float">
            <text:p>5.27271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tobbaco</text:p>
          </table:table-cell>
          <table:table-cell office:value-type="float" office:value="16.8969" calcext:value-type="float">
            <text:p>16.8969</text:p>
          </table:table-cell>
          <table:table-cell/>
          <table:table-cell office:value-type="string" calcext:value-type="string">
            <text:p>tobbaco</text:p>
          </table:table-cell>
          <table:table-cell office:value-type="float" office:value="16.8969" calcext:value-type="float">
            <text:p>16.8969</text:p>
          </table:table-cell>
          <table:table-cell office:value-type="float" office:value="14.8974" calcext:value-type="float">
            <text:p>14.8974</text:p>
          </table:table-cell>
          <table:table-cell office:value-type="float" office:value="21.9562" calcext:value-type="float">
            <text:p>21.9562</text:p>
          </table:table-cell>
          <table:table-cell office:value-type="float" office:value="11.567" calcext:value-type="float">
            <text:p>11.567</text:p>
          </table:table-cell>
        </table:table-row>
        <table:table-row table:style-name="ro1">
          <table:table-cell office:value-type="string" calcext:value-type="string">
            <text:p>gpu_global</text:p>
          </table:table-cell>
          <table:table-cell office:value-type="string" calcext:value-type="string">
            <text:p>3pixeldeath</text:p>
          </table:table-cell>
          <table:table-cell office:value-type="float" office:value="0.422848" calcext:value-type="float">
            <text:p>0.422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u_global</text:p>
          </table:table-cell>
          <table:table-cell office:value-type="string" calcext:value-type="string">
            <text:p>hamlet</text:p>
          </table:table-cell>
          <table:table-cell office:value-type="float" office:value="8.94265" calcext:value-type="float">
            <text:p>8.94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u_global</text:p>
          </table:table-cell>
          <table:table-cell office:value-type="string" calcext:value-type="string">
            <text:p>finger</text:p>
          </table:table-cell>
          <table:table-cell office:value-type="float" office:value="0.82728" calcext:value-type="float">
            <text:p>0.82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u_global</text:p>
          </table:table-cell>
          <table:table-cell office:value-type="string" calcext:value-type="string">
            <text:p>hard-maze</text:p>
          </table:table-cell>
          <table:table-cell office:value-type="float" office:value="2.04429" calcext:value-type="float">
            <text:p>2.04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u_global</text:p>
          </table:table-cell>
          <table:table-cell office:value-type="string" calcext:value-type="string">
            <text:p>tobbaco</text:p>
          </table:table-cell>
          <table:table-cell office:value-type="float" office:value="14.8974" calcext:value-type="float">
            <text:p>14.89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i</text:p>
          </table:table-cell>
          <table:table-cell office:value-type="string" calcext:value-type="string">
            <text:p>3pixeldeath</text:p>
          </table:table-cell>
          <table:table-cell office:value-type="float" office:value="0.175703" calcext:value-type="float">
            <text:p>0.175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i</text:p>
          </table:table-cell>
          <table:table-cell office:value-type="string" calcext:value-type="string">
            <text:p>hamlet</text:p>
          </table:table-cell>
          <table:table-cell office:value-type="float" office:value="15.4219" calcext:value-type="float">
            <text:p>15.4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i</text:p>
          </table:table-cell>
          <table:table-cell office:value-type="string" calcext:value-type="string">
            <text:p>finger</text:p>
          </table:table-cell>
          <table:table-cell office:value-type="float" office:value="1.14751" calcext:value-type="float">
            <text:p>1.14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i</text:p>
          </table:table-cell>
          <table:table-cell office:value-type="string" calcext:value-type="string">
            <text:p>tobbaco</text:p>
          </table:table-cell>
          <table:table-cell office:value-type="float" office:value="21.9562" calcext:value-type="float">
            <text:p>21.9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i</text:p>
          </table:table-cell>
          <table:table-cell office:value-type="string" calcext:value-type="string">
            <text:p>hard-maze</text:p>
          </table:table-cell>
          <table:table-cell office:value-type="float" office:value="6.09884" calcext:value-type="float">
            <text:p>6.098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3pixeldeath</text:p>
          </table:table-cell>
          <table:table-cell office:value-type="float" office:value="0.1297" calcext:value-type="float">
            <text:p>0.12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hamlet</text:p>
          </table:table-cell>
          <table:table-cell office:value-type="float" office:value="8.81821" calcext:value-type="float">
            <text:p>8.81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finger</text:p>
          </table:table-cell>
          <table:table-cell office:value-type="float" office:value="0.819354" calcext:value-type="float">
            <text:p>0.819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hard-maze</text:p>
          </table:table-cell>
          <table:table-cell office:value-type="float" office:value="5.27271" calcext:value-type="float">
            <text:p>5.27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tobbaco</text:p>
          </table:table-cell>
          <table:table-cell office:value-type="float" office:value="11.567" calcext:value-type="float">
            <text:p>11.5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3:53:56.417056896</dc:date>
    <meta:editing-duration>PT11M2S</meta:editing-duration>
    <meta:editing-cycles>2</meta:editing-cycles>
    <meta:generator>LibreOffice/5.1.4.2$Linux_X86_64 LibreOffice_project/1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24cm" svg:height="9.658cm" xlink:href=".." xlink:type="simple" chart:class="chart:bar" chart:style-name="ch1">
        <chart:title svg:x="5.568cm" svg:y="0.329cm" chart:style-name="ch2">
          <text:p>Challenge Image Comparison</text:p>
        </chart:title>
        <chart:legend chart:legend-position="end" svg:x="14.146cm" svg:y="3.783cm" style:legend-expansion="high" chart:style-name="ch3"/>
        <chart:plot-area chart:style-name="ch4" table:cell-range-address="filtered.E1:filtered.I5" chart:data-source-has-labels="both" svg:x="1.353cm" svg:y="1.301cm" svg:width="12.451cm" svg:height="7.183cm">
          <chartooo:coordinate-region svg:x="1.974cm" svg:y="1.5cm" svg:width="11.83cm" svg:height="6.337cm"/>
          <chart:axis chart:dimension="x" chart:name="primary-x" chart:style-name="ch5" chartooo:axis-type="auto">
            <chartooo:date-scale/>
            <chart:title svg:x="7.071cm" svg:y="8.677cm" chart:style-name="ch6">
              <text:p>Image</text:p>
            </chart:title>
            <chart:categories table:cell-range-address="filtered.E2:filtered.E5"/>
          </chart:axis>
          <chart:axis chart:dimension="y" chart:name="primary-y" chart:style-name="ch7">
            <chart:title svg:x="0.451cm" svg:y="6.457cm" chart:style-name="ch8">
              <text:p>Processing time (ms)</text:p>
            </chart:title>
            <chart:grid chart:style-name="ch9" chart:class="major"/>
          </chart:axis>
          <chart:series chart:style-name="ch10" chart:values-cell-range-address="filtered.F2:filtered.F5" chart:label-cell-address="filtered.F1:filtered.F1" chart:class="chart:bar">
            <chart:data-point chart:repeated="4"/>
          </chart:series>
          <chart:series chart:style-name="ch11" chart:values-cell-range-address="filtered.G2:filtered.G5" chart:label-cell-address="filtered.G1:filtered.G1" chart:class="chart:bar">
            <chart:data-point chart:repeated="4"/>
          </chart:series>
          <chart:series chart:style-name="ch12" chart:values-cell-range-address="filtered.H2:filtered.H5" chart:label-cell-address="filtered.H1:filtered.H1" chart:class="chart:bar">
            <chart:data-point chart:repeated="4"/>
          </chart:series>
          <chart:series chart:style-name="ch13" chart:values-cell-range-address="filtered.I2:filtered.I5" chart:label-cell-address="filtered.I1:filtered.I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urface</text:p>
                <draw:g>
                  <svg:desc>filtered.F1:filtered.F1</svg:desc>
                </draw:g>
              </table:table-cell>
              <table:table-cell office:value-type="string">
                <text:p>CUDA Global</text:p>
                <draw:g>
                  <svg:desc>filtered.G1:filtered.G1</svg:desc>
                </draw:g>
              </table:table-cell>
              <table:table-cell office:value-type="string">
                <text:p>MPI</text:p>
                <draw:g>
                  <svg:desc>filtered.H1:filtered.H1</svg:desc>
                </draw:g>
              </table:table-cell>
              <table:table-cell office:value-type="string">
                <text:p>Serial</text:p>
                <draw:g>
                  <svg:desc>filtered.I1:filter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mlet</text:p>
                <draw:g>
                  <svg:desc>filtered.E2:filtered.E5</svg:desc>
                </draw:g>
              </table:table-cell>
              <table:table-cell office:value-type="float" office:value="8.43989">
                <text:p>8.43989</text:p>
                <draw:g>
                  <svg:desc>filtered.F2:filtered.F5</svg:desc>
                </draw:g>
              </table:table-cell>
              <table:table-cell office:value-type="float" office:value="8.94265">
                <text:p>8.94265</text:p>
                <draw:g>
                  <svg:desc>filtered.G2:filtered.G5</svg:desc>
                </draw:g>
              </table:table-cell>
              <table:table-cell office:value-type="float" office:value="15.4219">
                <text:p>15.4219</text:p>
                <draw:g>
                  <svg:desc>filtered.H2:filtered.H5</svg:desc>
                </draw:g>
              </table:table-cell>
              <table:table-cell office:value-type="float" office:value="8.81821">
                <text:p>8.81821</text:p>
                <draw:g>
                  <svg:desc>filtered.I2:filtered.I5</svg:desc>
                </draw:g>
              </table:table-cell>
            </table:table-row>
            <table:table-row>
              <table:table-cell office:value-type="string">
                <text:p>finger</text:p>
              </table:table-cell>
              <table:table-cell office:value-type="float" office:value="0.980502">
                <text:p>0.980502</text:p>
              </table:table-cell>
              <table:table-cell office:value-type="float" office:value="0.82728">
                <text:p>0.82728</text:p>
              </table:table-cell>
              <table:table-cell office:value-type="float" office:value="1.14751">
                <text:p>1.14751</text:p>
              </table:table-cell>
              <table:table-cell office:value-type="float" office:value="0.819354">
                <text:p>0.819354</text:p>
              </table:table-cell>
            </table:table-row>
            <table:table-row>
              <table:table-cell office:value-type="string">
                <text:p>hard-maze</text:p>
              </table:table-cell>
              <table:table-cell office:value-type="float" office:value="2.42148">
                <text:p>2.42148</text:p>
              </table:table-cell>
              <table:table-cell office:value-type="float" office:value="2.04429">
                <text:p>2.04429</text:p>
              </table:table-cell>
              <table:table-cell office:value-type="float" office:value="6.09884">
                <text:p>6.09884</text:p>
              </table:table-cell>
              <table:table-cell office:value-type="float" office:value="5.27271">
                <text:p>5.27271</text:p>
              </table:table-cell>
            </table:table-row>
            <table:table-row>
              <table:table-cell office:value-type="string">
                <text:p>tobbaco</text:p>
              </table:table-cell>
              <table:table-cell office:value-type="float" office:value="16.8969">
                <text:p>16.8969</text:p>
              </table:table-cell>
              <table:table-cell office:value-type="float" office:value="14.8974">
                <text:p>14.8974</text:p>
              </table:table-cell>
              <table:table-cell office:value-type="float" office:value="21.9562">
                <text:p>21.9562</text:p>
              </table:table-cell>
              <table:table-cell office:value-type="float" office:value="11.567">
                <text:p>11.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